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295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18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117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8.795cm" svg:height="0.963cm" svg:x="0.993cm" svg:y="0.1cm">
          <draw:text-box>
            <text:p>[65, 12, 42, 87, <text:s/>5, 42, 33, 29]</text:p>
          </draw:text-box>
        </draw:frame>
        <draw:line draw:style-name="gr2" draw:text-style-name="P1" draw:layer="layout" svg:x1="5.619cm" svg:y1="0.167cm" svg:x2="5.619cm" svg:y2="0.967cm">
          <text:p/>
        </draw:line>
        <draw:frame draw:style-name="gr3" draw:layer="layout" svg:width="9.684cm" svg:height="0.963cm" svg:x="0.693cm" svg:y="1.437cm">
          <draw:text-box>
            <text:p>[65, 12, <text:s/>42, 87] <text:s text:c="3"/>[5, 42, <text:s/>33, 29]</text:p>
          </draw:text-box>
        </draw:frame>
        <draw:line draw:style-name="gr2" draw:text-style-name="P1" draw:layer="layout" svg:x1="3.226cm" svg:y1="1.514cm" svg:x2="3.226cm" svg:y2="2.314cm">
          <text:p/>
        </draw:line>
        <draw:line draw:style-name="gr2" draw:text-style-name="P1" draw:layer="layout" svg:x1="8.015cm" svg:y1="1.514cm" svg:x2="8.015cm" svg:y2="2.314cm">
          <text:p/>
        </draw:line>
        <draw:frame draw:style-name="gr4" draw:layer="layout" svg:width="10.751cm" svg:height="0.963cm" svg:x="0.276cm" svg:y="2.735cm">
          <draw:text-box>
            <text:p>[65, <text:s/>12] <text:s/>[42, <text:s/>87] <text:s text:c="2"/>[5, <text:s/>42] <text:s text:c="2"/>[33, <text:s/>29]</text:p>
          </draw:text-box>
        </draw:frame>
        <draw:line draw:style-name="gr2" draw:text-style-name="P1" draw:layer="layout" svg:x1="1.746cm" svg:y1="2.845cm" svg:x2="1.746cm" svg:y2="3.645cm">
          <text:p/>
        </draw:line>
        <draw:line draw:style-name="gr2" draw:text-style-name="P1" draw:layer="layout" svg:x1="4.391cm" svg:y1="2.819cm" svg:x2="4.391cm" svg:y2="3.619cm">
          <text:p/>
        </draw:line>
        <draw:line draw:style-name="gr2" draw:text-style-name="P1" draw:layer="layout" svg:x1="6.892cm" svg:y1="2.794cm" svg:x2="6.892cm" svg:y2="3.594cm">
          <text:p/>
        </draw:line>
        <draw:line draw:style-name="gr2" draw:text-style-name="P1" draw:layer="layout" svg:x1="9.682cm" svg:y1="2.793cm" svg:x2="9.682cm" svg:y2="3.593cm">
          <text:p/>
        </draw:line>
        <draw:frame draw:style-name="gr5" draw:layer="layout" svg:width="11.107cm" svg:height="0.963cm" svg:x="0.093cm" svg:y="4.037cm">
          <draw:text-box>
            <text:p>[65] <text:s/>[12] <text:s/>[42] <text:s/>[87] <text:s/>[5] <text:s/>[42] <text:s/>[33] <text:s/>[29]</text:p>
          </draw:text-box>
        </draw:frame>
        <draw:frame draw:style-name="gr3" draw:layer="layout" svg:width="9.684cm" svg:height="0.963cm" svg:x="0.793cm" svg:y="5.337cm">
          <draw:text-box>
            <text:p>[12, 65] <text:s/>[42, 87] <text:s/>[5, 42] <text:s/>[29, 33]</text:p>
          </draw:text-box>
        </draw:frame>
        <draw:frame draw:style-name="gr6" draw:layer="layout" svg:width="8.973cm" svg:height="0.963cm" svg:x="1.22cm" svg:y="6.6cm">
          <draw:text-box>
            <text:p>[12, 42, 65, 87] <text:s/>[5, 29, 33, 42]</text:p>
          </draw:text-box>
        </draw:frame>
        <draw:frame draw:style-name="gr7" draw:layer="layout" svg:width="8.617cm" svg:height="0.963cm" svg:x="1.393cm" svg:y="7.937cm">
          <draw:text-box>
            <text:p>[5, 12, 29, 33, 42, 42, 65, 87]</text:p>
          </draw:text-box>
        </draw:frame>
        <draw:line draw:style-name="gr2" draw:text-style-name="P1" draw:layer="layout" svg:x1="5.493cm" svg:y1="0.9cm" svg:x2="4.193cm" svg:y2="1.4cm">
          <text:p/>
        </draw:line>
        <draw:line draw:style-name="gr2" draw:text-style-name="P1" draw:layer="layout" svg:x1="5.793cm" svg:y1="0.9cm" svg:x2="7.293cm" svg:y2="1.4cm">
          <text:p/>
        </draw:line>
        <draw:line draw:style-name="gr2" draw:text-style-name="P1" draw:layer="layout" svg:x1="3.093cm" svg:y1="2.2cm" svg:x2="1.793cm" svg:y2="2.7cm">
          <text:p/>
        </draw:line>
        <draw:line draw:style-name="gr2" draw:text-style-name="P1" draw:layer="layout" svg:x1="3.393cm" svg:y1="2.2cm" svg:x2="4.293cm" svg:y2="2.7cm">
          <text:p/>
        </draw:line>
        <draw:line draw:style-name="gr2" draw:text-style-name="P1" draw:layer="layout" svg:x1="7.893cm" svg:y1="2.3cm" svg:x2="6.893cm" svg:y2="2.7cm">
          <text:p/>
        </draw:line>
        <draw:line draw:style-name="gr2" draw:text-style-name="P1" draw:layer="layout" svg:x1="8.193cm" svg:y1="2.3cm" svg:x2="9.493cm" svg:y2="2.7cm">
          <text:p/>
        </draw:line>
        <draw:line draw:style-name="gr2" draw:text-style-name="P1" draw:layer="layout" svg:x1="1.593cm" svg:y1="3.6cm" svg:x2="0.893cm" svg:y2="4.1cm">
          <text:p/>
        </draw:line>
        <draw:line draw:style-name="gr2" draw:text-style-name="P1" draw:layer="layout" svg:x1="1.893cm" svg:y1="3.6cm" svg:x2="2.293cm" svg:y2="4.1cm">
          <text:p/>
        </draw:line>
        <draw:line draw:style-name="gr2" draw:text-style-name="P1" draw:layer="layout" svg:x1="4.293cm" svg:y1="3.6cm" svg:x2="3.593cm" svg:y2="4.1cm">
          <text:p/>
        </draw:line>
        <draw:line draw:style-name="gr2" draw:text-style-name="P1" draw:layer="layout" svg:x1="4.593cm" svg:y1="3.6cm" svg:x2="4.993cm" svg:y2="4.1cm">
          <text:p/>
        </draw:line>
        <draw:line draw:style-name="gr2" draw:text-style-name="P1" draw:layer="layout" svg:x1="6.793cm" svg:y1="3.6cm" svg:x2="6.293cm" svg:y2="4.1cm">
          <text:p/>
        </draw:line>
        <draw:line draw:style-name="gr2" draw:text-style-name="P1" draw:layer="layout" svg:x1="7.093cm" svg:y1="3.6cm" svg:x2="7.493cm" svg:y2="4.1cm">
          <text:p/>
        </draw:line>
        <draw:line draw:style-name="gr2" draw:text-style-name="P1" draw:layer="layout" svg:x1="9.593cm" svg:y1="3.6cm" svg:x2="8.893cm" svg:y2="4.1cm">
          <text:p/>
        </draw:line>
        <draw:line draw:style-name="gr2" draw:text-style-name="P1" draw:layer="layout" svg:x1="9.893cm" svg:y1="3.6cm" svg:x2="10.293cm" svg:y2="4.1cm">
          <text:p/>
        </draw:line>
        <draw:custom-shape draw:style-name="gr8" draw:text-style-name="P1" draw:layer="layout" svg:width="2.2cm" svg:height="0.4cm" draw:transform="rotate (3.1415926535892) translate (2.793cm 5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2.2cm" svg:height="0.4cm" draw:transform="rotate (3.1415926535892) translate (5.593cm 5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2.2cm" svg:height="0.4cm" draw:transform="rotate (3.1415926535892) translate (8.093cm 5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2.2cm" svg:height="0.4cm" draw:transform="rotate (3.1415926535892) translate (10.693cm 5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2.2cm" svg:height="0.4cm" draw:transform="rotate (3.1415926535892) translate (4.493cm 6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2.2cm" svg:height="0.4cm" draw:transform="rotate (3.1415926535892) translate (9.093cm 6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2.2cm" svg:height="0.4cm" draw:transform="rotate (3.1415926535892) translate (7.093cm 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2cm" fo:page-height="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Jungkind</meta:initial-creator>
    <meta:creation-date>2018-05-22T23:07:55.13</meta:creation-date>
    <dc:date>2018-05-22T23:26:27.85</dc:date>
    <dc:creator>Daniel Jungkind</dc:creator>
    <meta:editing-duration>PT3M19S</meta:editing-duration>
    <meta:editing-cycles>2</meta:editing-cycles>
    <meta:generator>OpenOffice/4.1.3$Win32 OpenOffice.org_project/413m1$Build-9783</meta:generator>
    <meta:document-statistic meta:object-count="35"/>
  </office:meta>
</office:document-meta>
</file>